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10546Tests.importChildConfigThenChild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0546Tests.assertLoadsMyBean( Class &lt; ? &gt; ... annotated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10546Tests.childConfig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0546Tests.enclosingConfig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0546Tests.enclosingConfigFirstParentDefinesBeanWithComponent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0546Tests.close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10546Tests.enclosingConfigFirstParentDefinesBeanWithImpor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0546Tests.enclosingConfigFirstParentDefinesBeanWithSca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10546Tests.enclosingConfigFirstParentDefines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0546Tests.enclosingConfigFirstParentWithParentDefines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0546Tests.childConfig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0546Tests.enclosingConfigFirstParentDefinesBeanWithIm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